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5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710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break-before="page"/>
      <style:text-properties fo:language="es" fo:country="AR" officeooo:rsid="000d415a" officeooo:paragraph-rsid="000d415a"/>
    </style:style>
    <style:style style:name="P2" style:family="paragraph" style:parent-style-name="Subtitle">
      <style:paragraph-properties fo:break-before="page"/>
      <style:text-properties fo:language="es" fo:country="AR" officeooo:rsid="00129e1c" officeooo:paragraph-rsid="00129e1c"/>
    </style:style>
    <style:style style:name="P3" style:family="paragraph" style:parent-style-name="Subtitle">
      <style:paragraph-properties fo:break-before="page"/>
      <style:text-properties fo:language="es" fo:country="AR" officeooo:rsid="003d6891" officeooo:paragraph-rsid="0061df16"/>
    </style:style>
    <style:style style:name="P4" style:family="paragraph" style:parent-style-name="Text_20_body">
      <style:text-properties fo:language="es" fo:country="AR" officeooo:rsid="000bb58d" officeooo:paragraph-rsid="000bb58d"/>
    </style:style>
    <style:style style:name="P5" style:family="paragraph" style:parent-style-name="Text_20_body">
      <style:paragraph-properties fo:text-align="center" style:justify-single-word="false"/>
      <style:text-properties fo:language="es" fo:country="AR" officeooo:rsid="000bb58d" officeooo:paragraph-rsid="000bb58d"/>
    </style:style>
    <style:style style:name="P6" style:family="paragraph" style:parent-style-name="Text_20_body">
      <style:text-properties fo:language="es" fo:country="AR" officeooo:rsid="00129e1c" officeooo:paragraph-rsid="00129e1c"/>
    </style:style>
    <style:style style:name="P7" style:family="paragraph" style:parent-style-name="Text_20_body">
      <style:text-properties fo:language="es" fo:country="AR" officeooo:rsid="00129e1c" officeooo:paragraph-rsid="000d415a"/>
    </style:style>
    <style:style style:name="P8" style:family="paragraph" style:parent-style-name="Text_20_body">
      <style:text-properties fo:language="es" fo:country="AR" fo:font-weight="normal" officeooo:rsid="004f0752" officeooo:paragraph-rsid="00471bb6" style:font-weight-asian="normal" style:font-weight-complex="normal"/>
    </style:style>
    <style:style style:name="P9" style:family="paragraph" style:parent-style-name="Text_20_body">
      <style:text-properties fo:language="es" fo:country="AR" fo:font-weight="normal" officeooo:rsid="009175d6" officeooo:paragraph-rsid="009175d6" style:font-weight-asian="normal" style:font-weight-complex="normal"/>
    </style:style>
    <style:style style:name="P10" style:family="paragraph" style:parent-style-name="Text_20_body">
      <style:text-properties fo:language="es" fo:country="AR" fo:font-weight="bold" officeooo:rsid="009175d6" officeooo:paragraph-rsid="009175d6" style:font-weight-asian="bold" style:font-weight-complex="bold"/>
    </style:style>
    <style:style style:name="P11" style:family="paragraph" style:parent-style-name="Text_20_body">
      <style:text-properties officeooo:rsid="007acdcc" officeooo:paragraph-rsid="003d6891"/>
    </style:style>
    <style:style style:name="P12" style:family="paragraph" style:parent-style-name="Title">
      <style:text-properties fo:language="es" fo:country="AR" officeooo:rsid="000bb58d" officeooo:paragraph-rsid="000bb58d"/>
    </style:style>
    <style:style style:name="P13" style:family="paragraph" style:parent-style-name="Standard">
      <style:paragraph-properties fo:text-align="start" style:justify-single-word="false"/>
      <style:text-properties fo:language="es" fo:country="AR" fo:font-weight="normal" officeooo:rsid="009175d6" officeooo:paragraph-rsid="009175d6" style:font-weight-asian="normal" style:font-weight-complex="normal"/>
    </style:style>
    <style:style style:name="P14" style:family="paragraph" style:parent-style-name="Standard">
      <style:paragraph-properties fo:text-align="start" style:justify-single-word="false"/>
      <style:text-properties fo:language="es" fo:country="AR" fo:font-weight="normal" officeooo:rsid="00931914" officeooo:paragraph-rsid="00931914" style:font-weight-asian="normal" style:font-weight-complex="normal"/>
    </style:style>
    <style:style style:name="P15" style:family="paragraph" style:parent-style-name="Standard">
      <style:paragraph-properties fo:text-align="start" style:justify-single-word="false"/>
      <style:text-properties fo:language="es" fo:country="AR" fo:font-weight="bold" officeooo:rsid="009175d6" officeooo:paragraph-rsid="009175d6" style:font-weight-asian="bold" style:font-weight-complex="bold"/>
    </style:style>
    <style:style style:name="P16" style:family="paragraph" style:parent-style-name="Standard">
      <style:paragraph-properties fo:text-align="start" style:justify-single-word="false"/>
      <style:text-properties fo:language="es" fo:country="AR" fo:font-weight="bold" officeooo:rsid="00931914" officeooo:paragraph-rsid="00931914" style:font-weight-asian="bold" style:font-weight-complex="bold"/>
    </style:style>
    <style:style style:name="P17" style:family="paragraph" style:parent-style-name="Standard">
      <style:paragraph-properties fo:text-align="start" style:justify-single-word="false"/>
      <style:text-properties fo:language="es" fo:country="AR" fo:font-weight="bold" officeooo:rsid="009492d5" officeooo:paragraph-rsid="009492d5" style:font-weight-asian="bold" style:font-weight-complex="bold"/>
    </style:style>
    <style:style style:name="P18" style:family="paragraph" style:parent-style-name="Standard">
      <style:paragraph-properties fo:text-align="start" style:justify-single-word="false"/>
      <style:text-properties fo:language="es" fo:country="AR" style:text-underline-style="solid" style:text-underline-width="auto" style:text-underline-color="font-color" fo:font-weight="normal" officeooo:rsid="00931914" officeooo:paragraph-rsid="00931914" style:font-weight-asian="normal" style:font-weight-complex="normal"/>
    </style:style>
    <style:style style:name="P19" style:family="paragraph" style:parent-style-name="Table_20_Contents">
      <style:text-properties officeooo:rsid="009175d6" officeooo:paragraph-rsid="009175d6"/>
    </style:style>
    <style:style style:name="P20" style:family="paragraph" style:parent-style-name="Standard">
      <style:paragraph-properties fo:text-align="start" style:justify-single-word="false"/>
      <style:text-properties fo:language="es" fo:country="AR" fo:font-weight="normal" officeooo:rsid="009492d5" officeooo:paragraph-rsid="009492d5" style:font-weight-asian="normal" style:font-weight-complex="normal"/>
    </style:style>
    <style:style style:name="P21" style:family="paragraph" style:parent-style-name="Standard">
      <style:paragraph-properties fo:text-align="start" style:justify-single-word="false"/>
      <style:text-properties fo:language="es" fo:country="AR" fo:font-weight="normal" officeooo:rsid="00950989" officeooo:paragraph-rsid="00950989" style:font-weight-asian="normal" style:font-weight-complex="normal"/>
    </style:style>
    <style:style style:name="P22" style:family="paragraph" style:parent-style-name="Standard">
      <style:paragraph-properties fo:text-align="start" style:justify-single-word="false"/>
      <style:text-properties fo:language="es" fo:country="AR" fo:font-weight="normal" officeooo:rsid="009632ce" officeooo:paragraph-rsid="009632ce" style:font-weight-asian="normal" style:font-weight-complex="normal"/>
    </style:style>
    <style:style style:name="P23" style:family="paragraph" style:parent-style-name="Standard">
      <style:paragraph-properties fo:text-align="start" style:justify-single-word="false"/>
      <style:text-properties fo:language="es" fo:country="AR" fo:font-weight="bold" officeooo:rsid="00950989" officeooo:paragraph-rsid="00950989" style:font-weight-asian="bold" style:font-weight-complex="bold"/>
    </style:style>
    <style:style style:name="P24" style:family="paragraph" style:parent-style-name="Standard">
      <style:paragraph-properties fo:text-align="start" style:justify-single-word="false"/>
      <style:text-properties fo:language="es" fo:country="AR" fo:font-weight="bold" officeooo:rsid="009632ce" officeooo:paragraph-rsid="009632ce" style:font-weight-asian="bold" style:font-weight-complex="bold"/>
    </style:style>
    <style:style style:name="P25" style:family="paragraph" style:parent-style-name="Text_20_body">
      <style:text-properties fo:language="es" fo:country="AR" officeooo:rsid="007acdcc" officeooo:paragraph-rsid="003d6891"/>
    </style:style>
    <style:style style:name="P26" style:family="paragraph" style:parent-style-name="Heading_20_2">
      <style:paragraph-properties fo:text-align="center" style:justify-single-word="false"/>
      <style:text-properties fo:language="es" fo:country="AR"/>
    </style:style>
    <style:style style:name="P27" style:family="paragraph" style:parent-style-name="Heading_20_2">
      <style:paragraph-properties fo:text-align="end" style:justify-single-word="false"/>
      <style:text-properties fo:language="es" fo:country="AR"/>
    </style:style>
    <style:style style:name="P28" style:family="paragraph" style:parent-style-name="Heading_20_1">
      <style:paragraph-properties fo:text-align="center" style:justify-single-word="false"/>
      <style:text-properties fo:language="es" fo:country="AR" officeooo:rsid="000bb58d" officeooo:paragraph-rsid="000bb58d"/>
    </style:style>
    <style:style style:name="T1" style:family="text">
      <style:text-properties fo:font-weight="normal" style:font-weight-asian="normal" style:font-weight-complex="normal"/>
    </style:style>
    <style:style style:name="T2" style:family="text">
      <style:text-properties fo:language="es" fo:country="AR"/>
    </style:style>
    <style:style style:name="T3" style:family="text">
      <style:text-properties officeooo:rsid="008d1d2a"/>
    </style:style>
    <style:style style:name="T4" style:family="text">
      <style:text-properties officeooo:rsid="009025bd"/>
    </style:style>
    <style:style style:name="T5" style:family="text">
      <style:text-properties officeooo:rsid="00931914"/>
    </style:style>
    <style:style style:name="T6" style:family="text">
      <style:text-properties officeooo:rsid="00950989"/>
    </style:style>
    <style:style style:name="T7" style:family="text">
      <style:text-properties officeooo:rsid="009632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rabajo Practico <text:span text:style-name="T4">7</text:span></text:p>
      <text:h text:style-name="P28" text:outline-level="1"/>
      <text:p text:style-name="P5"/>
      <text:h text:style-name="P26" text:outline-level="2">Colazo, Agustín</text:h>
      <text:h text:style-name="P26" text:outline-level="2">Passaglia, Nicolás</text:h>
      <text:p text:style-name="P4"/>
      <text:p text:style-name="P4"/>
      <text:p text:style-name="P4"/>
      <text:p text:style-name="P4"/>
      <text:p text:style-name="P4"/>
      <text:p text:style-name="P4"/>
      <text:h text:style-name="P26" text:outline-level="2"/>
      <text:h text:style-name="P26" text:outline-level="2">Facultad de Ciencias Exactas, Físicas y Naturales.</text:h>
      <text:h text:style-name="P26" text:outline-level="2">Universidad Nacional de Córdoba</text:h>
      <text:p text:style-name="P4"/>
      <text:p text:style-name="P4"/>
      <text:p text:style-name="P4"/>
      <text:p text:style-name="P4"/>
      <text:p text:style-name="P4"/>
      <text:p text:style-name="P4"/>
      <text:p text:style-name="P4"/>
      <text:p text:style-name="P4"/>
      <text:p text:style-name="P4"/>
      <text:h text:style-name="P27" text:outline-level="2"><text:span text:style-name="T3">31</text:span>/10/2017</text:h>
      <text:p text:style-name="P1">Ejercicio 1</text:p>
      <text:p text:style-name="P7"/>
      <text:p text:style-name="P8"/>
      <text:p text:style-name="P2"><text:span text:style-name="T1">Ejercicio</text:span> 2</text:p>
      <text:p text:style-name="P6"/>
      <text:p text:style-name="P10">1)</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19">Nombre</text:p>
          </table:table-cell>
          <table:table-cell table:style-name="Table1.A1" office:value-type="string">
            <text:p text:style-name="P19">Red</text:p>
          </table:table-cell>
          <table:table-cell table:style-name="Table1.A1" office:value-type="string">
            <text:p text:style-name="P19">Mascara</text:p>
          </table:table-cell>
          <table:table-cell table:style-name="Table1.A1" office:value-type="string">
            <text:p text:style-name="P19">Broadcast</text:p>
          </table:table-cell>
          <table:table-cell table:style-name="Table1.E1" office:value-type="string">
            <text:p text:style-name="P19">Espacio Util</text:p>
          </table:table-cell>
        </table:table-row>
        <table:table-row>
          <table:table-cell table:style-name="Table1.A2" office:value-type="string">
            <text:p text:style-name="P19">Azul (VLAN 10)</text:p>
          </table:table-cell>
          <table:table-cell table:style-name="Table1.A2" office:value-type="string">
            <text:p text:style-name="P19">10.4.0.0</text:p>
          </table:table-cell>
          <table:table-cell table:style-name="Table1.A2" office:value-type="string">
            <text:p text:style-name="P19">255.255.255.128</text:p>
          </table:table-cell>
          <table:table-cell table:style-name="Table1.A2" office:value-type="string">
            <text:p text:style-name="P19">10.4.0.127</text:p>
          </table:table-cell>
          <table:table-cell table:style-name="Table1.E2" office:value-type="string">
            <text:p text:style-name="P19">10.4.0.1 - 10.4.0.126</text:p>
          </table:table-cell>
        </table:table-row>
        <table:table-row>
          <table:table-cell table:style-name="Table1.A2" office:value-type="string">
            <text:p text:style-name="P19">Verde (VLAN 20)</text:p>
          </table:table-cell>
          <table:table-cell table:style-name="Table1.A2" office:value-type="string">
            <text:p text:style-name="P19">10.4.0.128</text:p>
          </table:table-cell>
          <table:table-cell table:style-name="Table1.A2" office:value-type="string">
            <text:p text:style-name="P19">255.255.255.224</text:p>
          </table:table-cell>
          <table:table-cell table:style-name="Table1.A2" office:value-type="string">
            <text:p text:style-name="P19">10.4.0.159</text:p>
          </table:table-cell>
          <table:table-cell table:style-name="Table1.E2" office:value-type="string">
            <text:p text:style-name="P19">10.4.0.129 - 10.4.0.158</text:p>
          </table:table-cell>
        </table:table-row>
      </table:table>
      <text:p text:style-name="P9"/>
      <text:p text:style-name="P9"/>
      <text:p text:style-name="P15">2) ¿Que caracteristica tiene el switch central?</text:p>
      <text:p text:style-name="P13">En el switch central todos los puertos conectados <text:span text:style-name="T5">están</text:span> en modo truncado. Esto significa que los mensajes de todas las VLAN pueden pasar por sus puertos.</text:p>
      <text:p text:style-name="P13"/>
      <text:p text:style-name="P15">3) Con respecto a los switches de los extremos, ¿qué diferencia hay entre los puertos que conectan a las VLANs respecto de los que conectan al switch central?</text:p>
      <text:p text:style-name="P13">Los puertos conectados a las VLANs <text:span text:style-name="T5">están</text:span> en modo de acceso. <text:span text:style-name="T5">Este puerto solo puede transportan mensajes de una VLAN. Los mensajes que ingresan al puerto serán encapsulados como pertenecientes a esa VLAN, y solo podra enviar por ese puerto mensajes que pertenezcan a esa VLAN. Los mensajes recibidos por esa VLAN solo podran ser enviado por puertos de acceso de la misma VLAN o puertos troncales.</text:span></text:p>
      <text:p text:style-name="P14">Los puertos conectados al switch central están en modo <text:span text:style-name="T6">troncal,</text:span> esto significa que permiten el paso de mensajes de varias VLAN. Los puertos <text:span text:style-name="T6">troncales</text:span> se configuran para permitir el paso de todas o determinadas VLANs.</text:p>
      <text:p text:style-name="P14"/>
      <text:p text:style-name="P16">4)</text:p>
      <text:p text:style-name="P14">Para esto se configura las sub-interfaces del puerto, así podemos configurar al puerto para que sea el gateway de varias VLAN <text:span text:style-name="T6">simultáneamente.</text:span></text:p>
      <text:p text:style-name="P14"/>
      <text:p text:style-name="P18">Por ejemplo:</text:p>
      <text:p text:style-name="P14">Router(config): interface fa0/0.1</text:p>
      <text:p text:style-name="P14">Router(config-subif): encapsulation dot1q 10</text:p>
      <text:p text:style-name="P14">Router(config-subif): ip address 10.4.0.1 255.255.255.128</text:p>
      <text:p text:style-name="P14">Router(config-subif): exit</text:p>
      <text:p text:style-name="P14">Router(config): interface fa0/0</text:p>
      <text:p text:style-name="P14">Router(config-if): no shutdown</text:p>
      <text:p text:style-name="P14"/>
      <text:p text:style-name="P14">De este modo configuramos a la interfaz 0/0 para que sea el gateway de la VLAN 10. La dirección ip de la sub-interfaz es 10.4.0.1. Para configurar una segunda sub-interfaz para que sea el gateway de otra VLAN hay que poner, por ejemplo, interface fa0/0.2 y repetir los pasos con otra VLAN.</text:p>
      <text:p text:style-name="P14"/>
      <text:p text:style-name="P17">5)</text:p>
      <text:p text:style-name="P20">Hay 2 dominios de difusión, uno por cada VLAN. Y hay 100 dominios de colisión. Los dominios de colisión son las conexiones entre switches, switch central y router, y entre switches y hosts.</text:p>
      <text:p text:style-name="P23"/>
      <text:p text:style-name="P23"><text:soft-page-break/>6<text:span text:style-name="T1">)</text:span></text:p>
      <text:p text:style-name="P23"><text:span text:style-name="T1">En la tabla MAC se agrega (o actualiza) una entrada. La entrada agregada (o actualizada) tiene la VLAN del puerto de acceso (por ejemplo, VLAN 10), la MAC del origen, el tipo de entrada (dinámica) y la interfaz por la que entro el mensaje (la interfaz de acceso).</text:span></text:p>
      <text:p text:style-name="P23"><text:span text:style-name="T1"/></text:p>
      <text:p text:style-name="P23">7)</text:p>
      <text:p text:style-name="P21">Los puertos de acceso solo transportan mensajes de una VLAN, se configura cual es la VLAN habilitada. Estos puertos solo enviaran mensajes que pertenecen a esa VLAN. Y cuando reciben un mensaje lo encapsulan con la VLAN que esta configurada en el puerto de acceso.</text:p>
      <text:p text:style-name="P21">Los puertos troncales reciben y envían mensajes pertenecientes a varias VLAN, las <text:span text:style-name="T7">VLAN permitidas</text:span> se configuran en el switch.</text:p>
      <text:p text:style-name="P21"/>
      <text:p text:style-name="P24">8)</text:p>
      <text:p text:style-name="P22">Asumimos que las tablas MAC en los switches estan completas con las direcciones correspondientes.</text:p>
      <text:p text:style-name="P24"><text:span text:style-name="T1">La trama ingresa por el puerto de acceso del switch al que esta conectado, este puerto encapsula el mensaje con la VLAN a la que pertenece (VLAN 10). Luego, sale por el puerto troncal e ingresa por el puerto troncal correspondiente del switch central.</text:span></text:p>
      <text:p text:style-name="P24"><text:span text:style-name="T1">Después, la trama sale por el puerto troncal del switch central que va hacia el router. Ingresa a la interfaz del router. Este procesa la trama y lo enviá devuelta por la misma interfaz, pero modifica la VLAN a la que pertenece la trama. Ahora en la trama aparece que el mensaje pertenece a la VLAN 20. Ingresa por el switch central el cual reenviá el mensaje por el puerto troncal al switch del extremo que corresponda. El switch del extremo reenviá el mensaje por el puerto de acceso de la VLAN 20 al host destino.</text:span></text:p>
      <text:p text:style-name="P3">Bibliografía</text:p>
      <text:p text:style-name="P11"><text:a xlink:type="simple" xlink:href="https://www.cisco.com/c/en/us/td/docs/switches/datacenter/nexus5000/sw/configuration/guide/cli/CLIConfigurationGuide/VLANs.html" text:style-name="Internet_20_link" text:visited-style-name="Visited_20_Internet_20_Link"><text:span text:style-name="T2">https://www.cisco.com/c/en/us/td/docs/switches/datacenter/nexus5000/sw/configuration/guide/cli/CLIConfigurationGuide/VLANs.html</text:span></text:a></text:p>
      <text:p text:style-name="P11"><text:a xlink:type="simple" xlink:href="https://www.taringa.net/posts/linux/17311630/Crear-vlans-con-router-s-y-switch-cisco.html" text:style-name="Internet_20_link" text:visited-style-name="Visited_20_Internet_20_Link"><text:span text:style-name="T2">https://www.taringa.net/posts/linux/17311630/Crear-vlans-con-router-s-y-switch-cisco.html</text:span></text:a></text:p>
      <text:p text:style-name="P11"><text:a xlink:type="simple" xlink:href="https://www.cisco.com/c/en/us/td/docs/switches/datacenter/nexus5000/sw/configuration/guide/cli/CLIConfigurationGuide/AccessTrunk.html#71793" text:style-name="Internet_20_link" text:visited-style-name="Visited_20_Internet_20_Link"><text:span text:style-name="T2">https://www.cisco.com/c/en/us/td/docs/switches/datacenter/nexus5000/sw/configuration/guide/cli/CLIConfigurationGuide/AccessTrunk.html#71793</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31T15:56:23.659000000</dc:date>
    <meta:editing-duration>PT8H41M56S</meta:editing-duration>
    <meta:editing-cycles>111</meta:editing-cycles>
    <meta:generator>LibreOffice/5.4.2.2$Windows_x86 LibreOffice_project/22b09f6418e8c2d508a9eaf86b2399209b0990f4</meta:generator>
    <meta:document-statistic meta:table-count="1" meta:image-count="0" meta:object-count="0" meta:page-count="5" meta:paragraph-count="54" meta:word-count="615" meta:character-count="4059" meta:non-whitespace-character-count="3498"/>
  </office:meta>
</office:document-meta>
</file>